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Snake" svg:font-family="KASnake" style:font-adornments="Regular" style:font-pitch="variable"/>
    <style:font-face style:name="Kashmir" svg:font-family="Kashmir" style:font-adornments="Bold" style:font-pitch="variable"/>
    <style:font-face style:name="MexicoAntique-Heavy" svg:font-family="MexicoAntique-Heavy" style:font-adornments="Heav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813cm"/>
    </style:style>
    <style:style style:name="gr2" style:family="graphic" style:parent-style-name="standard">
      <style:graphic-properties draw:stroke="none" svg:stroke-color="#000000" draw:fill="none" draw:fill-color="#ffffff" fo:min-height="1.65cm"/>
    </style:style>
    <style:style style:name="gr3" style:family="graphic" style:parent-style-name="standard">
      <style:graphic-properties draw:stroke="none" svg:stroke-color="#000000" draw:fill="none" draw:fill-color="#ffffff" fo:min-height="1.95cm"/>
    </style:style>
    <style:style style:name="gr4" style:family="graphic" style:parent-style-name="standard">
      <style:graphic-properties draw:stroke="none" svg:stroke-color="#000000" draw:fill="none" draw:fill-color="#ffffff" fo:min-height="1.45cm"/>
    </style:style>
    <style:style style:name="gr5" style:family="graphic" style:parent-style-name="standard">
      <style:graphic-properties draw:stroke="none" draw:fill="none" fo:min-height="1.15cm"/>
    </style:style>
    <style:style style:name="gr6" style:family="graphic" style:parent-style-name="standard">
      <style:graphic-properties draw:stroke="none" draw:fill="none" fo:min-height="1.333cm"/>
    </style:style>
    <style:style style:name="gr7" style:family="graphic" style:parent-style-name="standard">
      <style:graphic-properties draw:stroke="none" draw:fill="none" fo:min-height="0.396cm"/>
    </style:style>
    <style:style style:name="gr8" style:family="graphic" style:parent-style-name="standard">
      <style:graphic-properties draw:stroke="none" draw:fill="none" fo:min-height="2.95cm"/>
    </style:style>
    <style:style style:name="P1" style:family="paragraph">
      <loext:graphic-properties draw:fill="none" draw:fill-color="#ffffff"/>
    </style:style>
    <style:style style:name="P2" style:family="paragraph">
      <style:text-properties fo:color="#009598" style:font-name="KASnake" fo:font-size="24pt" style:font-size-asian="18pt" style:font-size-complex="18pt"/>
    </style:style>
    <style:style style:name="P3" style:family="paragraph">
      <loext:graphic-properties draw:fill="none"/>
      <style:text-properties fo:color="#009598" style:font-name="KASnake" fo:font-size="24pt" style:font-size-asian="18pt" style:font-size-complex="18pt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paragraph-properties fo:margin-top="0.42cm" fo:margin-bottom="0.35cm"/>
      <style:text-properties fo:color="#6b6400" fo:font-size="24pt" style:font-size-asian="10pt" style:font-size-complex="10pt"/>
    </style:style>
    <style:style style:name="P7" style:family="paragraph">
      <loext:graphic-properties draw:fill="none"/>
      <style:paragraph-properties fo:margin-top="0.42cm" fo:margin-bottom="0.35cm"/>
      <style:text-properties fo:color="#6b6400" fo:font-size="24pt" style:font-size-asian="10pt" style:font-size-complex="10pt"/>
    </style:style>
    <style:style style:name="P8" style:family="paragraph">
      <style:paragraph-properties fo:margin-top="0.42cm" fo:margin-bottom="0.35cm"/>
      <style:text-properties fo:color="#826aaf" fo:font-size="24pt" fo:font-style="italic" fo:font-weight="bold" style:font-size-asian="10pt" style:font-size-complex="10pt"/>
    </style:style>
    <style:style style:name="P9" style:family="paragraph">
      <loext:graphic-properties draw:fill="none"/>
      <style:paragraph-properties fo:margin-top="0.42cm" fo:margin-bottom="0.35cm"/>
      <style:text-properties fo:color="#826aaf" fo:font-size="24pt" fo:font-style="italic" fo:font-weight="bold" style:font-size-asian="10pt" style:font-size-complex="10pt"/>
    </style:style>
    <style:style style:name="T1" style:family="text">
      <style:text-properties fo:color="#009353" fo:font-size="28pt" fo:font-weight="bold" style:font-size-asian="18pt" style:font-size-complex="18pt"/>
    </style:style>
    <style:style style:name="T2" style:family="text">
      <style:text-properties fo:color="#610506" fo:font-size="40pt" fo:font-weight="bold" style:font-name-asian="MexicoAntique-Heavy" style:font-size-asian="18pt" style:font-size-complex="18pt"/>
    </style:style>
    <style:style style:name="T3" style:family="text">
      <style:text-properties fo:color="#610506" style:font-name="Kashmir" fo:font-size="40pt" fo:font-weight="bold" style:font-name-asian="MexicoAntique-Heavy" style:font-size-asian="18pt" style:font-size-complex="18pt"/>
    </style:style>
    <style:style style:name="T4" style:family="text">
      <style:text-properties fo:color="#6a9662" style:font-name="Kashmir" fo:font-size="44pt" fo:font-weight="bold" style:font-size-asian="18pt" style:font-size-complex="18pt"/>
    </style:style>
    <style:style style:name="T5" style:family="text">
      <style:text-properties fo:color="#f79448" fo:font-size="28pt" fo:font-weight="bold" style:font-size-asian="18pt" style:font-size-complex="18pt"/>
    </style:style>
    <style:style style:name="T6" style:family="text">
      <style:text-properties fo:color="#009598" style:font-name="KASnake" fo:font-size="24pt" style:font-size-asian="18pt" style:font-size-complex="18pt"/>
    </style:style>
    <style:style style:name="T7" style:family="text">
      <style:text-properties fo:color="#003d73" fo:font-size="24pt" fo:font-weight="bold" style:font-size-asian="10pt" style:font-size-complex="10pt"/>
    </style:style>
    <style:style style:name="T8" style:family="text">
      <style:text-properties fo:color="#6b6400" fo:font-size="24pt" style:font-size-asian="10pt" style:font-size-complex="10pt"/>
    </style:style>
    <style:style style:name="T9" style:family="text">
      <style:text-properties fo:color="#826aaf" fo:font-size="24pt" fo:font-style="italic" fo:font-weight="bold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9cm" svg:height="2.063cm" svg:x="4cm" svg:y="7.7cm">
          <draw:text-box>
            <text:p><text:span text:style-name="T1">‘</text:span><text:span text:style-name="T1">I am a string!‘</text:span></text:p>
            <text:p/>
          </draw:text-box>
        </draw:frame>
        <draw:frame draw:style-name="gr2" draw:text-style-name="P1" draw:layer="layout" svg:width="4.2cm" svg:height="1.982cm" svg:x="12cm" svg:y="7.318cm">
          <draw:text-box>
            <text:p><text:span text:style-name="T2">‘</text:span><text:span text:style-name="T3">Me Too‘</text:span></text:p>
          </draw:text-box>
        </draw:frame>
        <draw:frame draw:style-name="gr3" draw:text-style-name="P1" draw:layer="layout" svg:width="7.9cm" svg:height="2.867cm" svg:x="2.4cm" svg:y="13.7cm">
          <draw:text-box>
            <text:p><text:span text:style-name="T4">‘</text:span><text:span text:style-name="T4">It is a string!‘</text:span></text:p>
            <text:p/>
          </draw:text-box>
        </draw:frame>
        <draw:frame draw:style-name="gr4" draw:text-style-name="P1" draw:layer="layout" svg:width="12.9cm" svg:height="2.063cm" svg:x="3.4cm" svg:y="8.9cm">
          <draw:text-box>
            <text:p><text:span text:style-name="T5">“</text:span><text:span text:style-name="T5">This is a string as well!“</text:span></text:p>
            <text:p/>
          </draw:text-box>
        </draw:frame>
        <draw:frame draw:style-name="gr5" draw:text-style-name="P3" draw:layer="layout" svg:width="12.4cm" svg:height="1.4cm" svg:x="4.7cm" svg:y="12.9cm">
          <draw:text-box>
            <text:p text:style-name="P2"><text:span text:style-name="T6">“</text:span><text:span text:style-name="T6">Μια χορδή στα ελληνικά.“</text:span></text:p>
          </draw:text-box>
        </draw:frame>
        <draw:frame draw:style-name="gr6" draw:text-style-name="P5" draw:layer="layout" svg:width="8.3cm" svg:height="1.583cm" svg:x="9.6cm" svg:y="14.5cm">
          <draw:text-box>
            <text:p text:style-name="P4"><text:span text:style-name="T7">‘</text:span><text:span text:style-name="T7">Türk? Sorun deği‘</text:span>.</text:p>
          </draw:text-box>
        </draw:frame>
        <draw:frame draw:style-name="gr7" draw:text-style-name="P7" draw:layer="layout" svg:width="7.601cm" svg:height="3.083cm" svg:x="2.2cm" svg:y="9.9cm">
          <draw:text-box>
            <text:p text:style-name="P6"><text:span text:style-name="T8">‘‘‘</text:span><text:span text:style-name="T8">J</text:span><text:span text:style-name="T8">e </text:span><text:span text:style-name="T8">sui</text:span><text:span text:style-name="T8">s </text:span><text:span text:style-name="T8">une </text:span><text:span text:style-name="T8">cha</text:span><text:span text:style-name="T8">îne </text:span><text:span text:style-name="T8">qui </text:span><text:span text:style-name="T8">utili</text:span><text:span text:style-name="T8">se </text:span><text:span text:style-name="T8">plu</text:span><text:span text:style-name="T8">s </text:span><text:span text:style-name="T8">d'u</text:span><text:span text:style-name="T8">ne </text:span><text:span text:style-name="T8">lign</text:span><text:span text:style-name="T8">e.‘‘‘</text:span></text:p>
          </draw:text-box>
        </draw:frame>
        <draw:frame draw:style-name="gr8" draw:text-style-name="P9" draw:layer="layout" svg:width="8.16cm" svg:height="3.2cm" svg:x="11.54cm" svg:y="10cm">
          <draw:text-box>
            <text:p text:style-name="P8"><text:span text:style-name="T9">“““</text:span><text:span text:style-name="T9">prima linea</text:span><text:span text:style-name="T9"><text:line-break/></text:span><text:span text:style-name="T9">seconda linea</text:span><text:span text:style-name="T9"><text:line-break/></text:span><text:span text:style-name="T9">terza linea“““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Snake" svg:font-family="KASnake" style:font-adornments="Regular" style:font-pitch="variable"/>
    <style:font-face style:name="Kashmir" svg:font-family="Kashmir" style:font-adornments="Bold" style:font-pitch="variable"/>
    <style:font-face style:name="MexicoAntique-Heavy" svg:font-family="MexicoAntique-Heavy" style:font-adornments="Heav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5T11:36:34.628904590</meta:creation-date>
    <dc:date>2019-10-15T12:23:26.187808322</dc:date>
    <meta:editing-duration>PT5M42S</meta:editing-duration>
    <meta:editing-cycles>1</meta:editing-cycles>
    <meta:document-statistic meta:object-count="8"/>
    <meta:generator>LibreOffice/6.0.7.3$Linux_X86_64 LibreOffice_project/00m0$Build-3</meta:generator>
  </office:meta>
</office:document-meta>
</file>